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19164" officeooo:paragraph-rsid="0011916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have the following code:</text:p>
      <text:p text:style-name="P1"/>
      <text:p text:style-name="P1">import sys</text:p>
      <text:p text:style-name="P1">import os</text:p>
      <text:p text:style-name="P1"/>
      <text:p text:style-name="P1">from PySide6.QtWidgets import <text:s/>(</text:p>
      <text:p text:style-name="P1"><text:tab/>QApplication,</text:p>
      <text:p text:style-name="P1"><text:tab/>QWidget,</text:p>
      <text:p text:style-name="P1"><text:tab/>QPushButton,</text:p>
      <text:p text:style-name="P1"><text:tab/>QVBoxLayout</text:p>
      <text:p text:style-name="P1">)</text:p>
      <text:p text:style-name="P1"/>
      <text:p text:style-name="P1">from PySide6.QtGui import (</text:p>
      <text:p text:style-name="P1"><text:tab/>QPainter,</text:p>
      <text:p text:style-name="P1"><text:tab/>QPixmap,</text:p>
      <text:p text:style-name="P1"><text:tab/>QColor,</text:p>
      <text:p text:style-name="P1"><text:tab/>QImage</text:p>
      <text:p text:style-name="P1">)</text:p>
      <text:p text:style-name="P1"/>
      <text:p text:style-name="P1">from PySide6.QtCore import (</text:p>
      <text:p text:style-name="P1"><text:tab/>Qt,</text:p>
      <text:p text:style-name="P1"><text:tab/>QPoint,</text:p>
      <text:p text:style-name="P1"><text:tab/>QSize</text:p>
      <text:p text:style-name="P1">)</text:p>
      <text:p text:style-name="P1"/>
      <text:p text:style-name="P1">from button_data import (</text:p>
      <text:p text:style-name="P1"><text:tab/>BUTTON_PATH,</text:p>
      <text:p text:style-name="P1"><text:tab/>button_data_ordered</text:p>
      <text:p text:style-name="P1">)</text:p>
      <text:p text:style-name="P1"/>
      <text:p text:style-name="P1">class AnalogButton(QPushButton):</text:p>
      <text:p text:style-name="P1"><text:tab/>def __init__(self, image_path, parent = None):</text:p>
      <text:p text:style-name="P1"><text:tab/><text:tab/>super().__init__(parent)</text:p>
      <text:p text:style-name="P1"><text:tab/><text:tab/>self.image = QPixmap(image_path)</text:p>
      <text:p text:style-name="P1"><text:tab/><text:tab/>self.pressed_offset = QPoint(5, 5)</text:p>
      <text:p text:style-name="P1"><text:tab/><text:tab/>self.current_offset = QPoint(0, 0)</text:p>
      <text:p text:style-name="P1"><text:tab/><text:tab/>self.is_pressed = False</text:p>
      <text:p text:style-name="P1"/>
      <text:p text:style-name="P1"><text:tab/><text:tab/># Calculate the size correctly</text:p>
      <text:p text:style-name="P1"><text:tab/><text:tab/>size = self.image.size()</text:p>
      <text:p text:style-name="P1"><text:tab/><text:tab/>print("Image Size: ", size)</text:p>
      <text:p text:style-name="P1"><text:tab/><text:tab/>size.setWidth(size.width() + self.pressed_offset.x() * 2)</text:p>
      <text:p text:style-name="P1"><text:tab/><text:tab/>size.setHeight(size.height() + self.pressed_offset.y() * 2)</text:p>
      <text:p text:style-name="P1"><text:tab/><text:tab/>self.setFixedSize(size)</text:p>
      <text:p text:style-name="P1"><text:tab/><text:tab/>print("Fixed size: ", size)</text:p>
      <text:p text:style-name="P1"/>
      <text:p text:style-name="P1"><text:tab/>def mousePressEvent(self, event):</text:p>
      <text:p text:style-name="P1"><text:tab/><text:tab/>super().mousePressEvent(event)</text:p>
      <text:p text:style-name="P1"><text:tab/><text:tab/>self.is_pressed = True</text:p>
      <text:p text:style-name="P1"><text:soft-page-break/><text:tab/><text:tab/>self.current_offset = self.pressed_offset</text:p>
      <text:p text:style-name="P1"><text:tab/><text:tab/>self.update()</text:p>
      <text:p text:style-name="P1"/>
      <text:p text:style-name="P1"><text:tab/>def mouseReleaseEvent(self, event):</text:p>
      <text:p text:style-name="P1"><text:tab/><text:tab/>super().mouseReleaseEvent(event)</text:p>
      <text:p text:style-name="P1"><text:tab/><text:tab/>self.is_pressed = False</text:p>
      <text:p text:style-name="P1"><text:tab/><text:tab/>self.current_offset = QPoint(0, 0)</text:p>
      <text:p text:style-name="P1"><text:tab/><text:tab/>self.update()</text:p>
      <text:p text:style-name="P1"/>
      <text:p text:style-name="P1"><text:tab/>def paintEvent(self, event):</text:p>
      <text:p text:style-name="P1"><text:tab/><text:tab/>painter = QPainter(self)</text:p>
      <text:p text:style-name="P1"><text:tab/><text:tab/>painter.setRenderHint(QPainter.RenderHint.Antialiasing)</text:p>
      <text:p text:style-name="P1"/>
      <text:p text:style-name="P1"><text:tab/><text:tab/># Draw drop shadow (manual)</text:p>
      <text:p text:style-name="P1"><text:tab/><text:tab/>if not self.is_pressed:</text:p>
      <text:p text:style-name="P1"><text:tab/><text:tab/><text:tab/>shadow_image = self.image.toImage()</text:p>
      <text:p text:style-name="P1"><text:tab/><text:tab/><text:tab/></text:p>
      <text:p text:style-name="P1"><text:tab/><text:tab/><text:tab/>for x in range(shadow_image.width()):</text:p>
      <text:p text:style-name="P1"><text:tab/><text:tab/><text:tab/><text:tab/>for y in range(shadow_image.height()):</text:p>
      <text:p text:style-name="P1"><text:tab/><text:tab/><text:tab/><text:tab/><text:tab/>color = shadow_image.pixelColor(x, y)</text:p>
      <text:p text:style-name="P1"><text:tab/><text:tab/><text:tab/><text:tab/><text:tab/></text:p>
      <text:p text:style-name="P1"><text:tab/><text:tab/><text:tab/><text:tab/><text:tab/>if color.alpha() &gt; 0:</text:p>
      <text:p text:style-name="P1"><text:tab/><text:tab/><text:tab/><text:tab/><text:tab/><text:tab/># set the shadow transparency to 75%</text:p>
      <text:p text:style-name="P1"><text:tab/><text:tab/><text:tab/><text:tab/><text:tab/><text:tab/>alpha = round(color.alpha() * .75)</text:p>
      <text:p text:style-name="P1"><text:tab/><text:tab/><text:tab/><text:tab/><text:tab/><text:tab/>shadow_image.setPixelColor(x, y, QColor(0, 0, 0, alpha))</text:p>
      <text:p text:style-name="P1"/>
      <text:p text:style-name="P1"><text:tab/><text:tab/><text:tab/>painter.setOpacity(0.5)</text:p>
      <text:p text:style-name="P1"><text:tab/><text:tab/><text:tab/>painter.drawImage(self.pressed_offset, shadow_image)</text:p>
      <text:p text:style-name="P1"><text:tab/><text:tab/><text:tab/>painter.setOpacity(1.0)</text:p>
      <text:p text:style-name="P1"/>
      <text:p text:style-name="P1"><text:tab/><text:tab/># Draw image</text:p>
      <text:p text:style-name="P1"><text:tab/><text:tab/>painter.drawPixmap(self.current_offset, self.image)</text:p>
      <text:p text:style-name="P1"/>
      <text:p text:style-name="P1"><text:tab/><text:tab/>painter.end()</text:p>
      <text:p text:style-name="P1"/>
      <text:p text:style-name="P1">if __name__ == "__main__":</text:p>
      <text:p text:style-name="P1"><text:tab/>app = QApplication(sys.argv)</text:p>
      <text:p text:style-name="P1"><text:tab/>window = QWidget()</text:p>
      <text:p text:style-name="P1"><text:tab/>layout = QVBoxLayout(window)</text:p>
      <text:p text:style-name="P1"><text:tab/>file_name = button_data["digit_2"][1]</text:p>
      <text:p text:style-name="P1"><text:tab/>button = AnalogButton(os.path.join(BUTTON_PATH, file_name)) <text:s/># Replace with your image path</text:p>
      <text:p text:style-name="P1"><text:tab/>layout.addWidget(button)</text:p>
      <text:p text:style-name="P1"><text:tab/>window.show()</text:p>
      <text:p text:style-name="P1"><text:tab/>sys.exit(app.exec())</text:p>
      <text:p text:style-name="P1"/>
      <text:p text:style-name="P1">I'd like you to rewrite the last section (starting with if __name__ == "__main__":) and create a window of QMainWindow class containing seven rows of buttons. All but the last row contain five buttons. The last row contains only four because the equals button is twice as wide as the other buttons. Remember, <text:soft-page-break/>I don't need you to repeat any of the code I've provided. Just rewrite the last section. If any changes need to be made to other parts of the code, please just tell me what changes need to be made and I'll make them myself.</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CA" style:letter-kerning="true" style:font-name-asian="WenQuanYi Micro Hei"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CA" style:letter-kerning="true" style:font-name-asian="WenQuanYi Micro Hei"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20pt" fo:font-style="italic"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24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4pt" fo:font-style="italic" fo:font-weight="bold" style:font-size-asian="13pt" style:font-style-asian="italic" style:font-weight-asian="bold" style:font-size-complex="13pt" style:font-style-complex="italic" style:font-weight-complex="bold"/>
    </style:style>
    <style:style style:name="Boxed_20_Paragraph" style:display-name="Boxed Paragraph" style:family="paragraph" style:parent-style-name="Text_20_body">
      <loext:graphic-properties draw:fill="solid" draw:fill-color="#eeeeee"/>
      <style:paragraph-properties fo:background-color="#eeeeee" fo:padding="0.020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7T07:22:14.115368985</meta:creation-date>
    <dc:title>Tarrant Default</dc:title>
    <meta:editing-duration>PT1M22S</meta:editing-duration>
    <meta:editing-cycles>2</meta:editing-cycles>
    <meta:generator>LibreOffice/25.2.0.3$Linux_X86_64 LibreOffice_project/e1cf4a87eb02d755bce1a01209907ea5ddc8f069</meta:generator>
    <meta:initial-creator>Ronald Tarrant</meta:initial-creator>
    <dc:date>2025-03-27T07:23:35.201664643</dc:date>
    <dc:creator>Ronald Tarrant</dc:creator>
    <meta:document-statistic meta:table-count="0" meta:image-count="0" meta:object-count="0" meta:page-count="3" meta:paragraph-count="79" meta:word-count="304" meta:character-count="2605" meta:non-whitespace-character-count="2242"/>
    <meta:template xlink:type="simple" xlink:actuate="onRequest" xlink:title="Tarrant Default" xlink:href="../../../../../../../.config/libreoffice/4/user/template/Tarrant%20Default.ott" meta:date="2025-03-27T07:22:13.195301190"/>
  </office:meta>
</office:document-meta>
</file>